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lopGenerato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pGenerator.setup( SourceResolver resolver , Map objectmodel , String src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lopGenerator.genera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SlopGene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pGenerato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